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Marianne" svg:font-family="Mariann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style:font-name="Marianne"/>
    </style:style>
    <style:style style:name="P2" style:family="paragraph" style:parent-style-name="Preformatted_20_Text">
      <style:text-properties style:font-name="Marianne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éclarer ma bicyclette</text:p>
      <text:p text:style-name="P1"><text:span text:style-name="T1"/></text:p>
      <text:p text:style-name="P1"><text:span text:style-name="T1">Bravo</text:span>, vous venez d‘acquérir une nouvelle bicyclette.</text:p>
      <text:p text:style-name="P1">La planète, la ville et tous les usagers de la voie publique vous remercient :)</text:p>
      <text:p text:style-name="P1"/>
      <text:p text:style-name="P2">Vous devez déclarer cette nouvelle pratique aux autorités compétentes.</text:p>
      <text:p text:style-name="P1"/>
      <text:h text:style-name="Heading_20_1" text:outline-level="1">Pourquoi déclarer sa bicyclette ?</text:h>
      <text:p text:style-name="P1"/>
      <text:p text:style-name="P1"><text:s text:c="4"/>1. Parce que c’est une obligation légale depuis la loi sur la bonne mobilité du 01/04/2022 ;</text:p>
      <text:p text:style-name="P1"><text:s text:c="4"/>2. Parce que plus l’État en sait sur votre pratique de la bicyclette, mieux c’est ;</text:p>
      <text:p text:style-name="P1"><text:s text:c="4"/>3. Pour optimiser la répartition de l’organisation de l’espace public ;</text:p>
      <text:p text:style-name="P1"><text:s text:c="4"/>4. À des fins statistiques plus ou moins pertinentes.</text:p>
      <text:p text:style-name="P1"/>
      <text:h text:style-name="Heading_20_1" text:outline-level="1">Comment déclarer sa bicyclette ?</text:h>
      <text:p text:style-name="P1"><text:a xlink:type="simple" xlink:href="https://design.numerique.gouv.fr/atelier-a11y/" text:style-name="Internet_20_link" text:visited-style-name="Visited_20_Internet_20_Link"/></text:p>
      <text:p text:style-name="P1"><text:a xlink:type="simple" xlink:href="https://design.numerique.gouv.fr/atelier-a11y/" text:style-name="Internet_20_link" text:visited-style-name="Visited_20_Internet_20_Link">Faire la démarche en ligne</text:a>.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Marianne" svg:font-family="Mariann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2.2$MacOSX_X86_64 LibreOffice_project/8349ace3c3162073abd90d81fd06dcfb6b36b994</meta:generator>
    <dc:date>2023-03-29T14:07:21.567518724</dc:date>
    <meta:editing-duration>PT1M18S</meta:editing-duration>
    <meta:editing-cycles>1</meta:editing-cycles>
    <meta:document-statistic meta:table-count="0" meta:image-count="0" meta:object-count="0" meta:page-count="1" meta:paragraph-count="11" meta:word-count="102" meta:character-count="631" meta:non-whitespace-character-count="524"/>
  </office:meta>
</office:document-meta>
</file>